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49.65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64.73pt" svg:y="14448.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00.78pt" svg:y="9957.5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9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2.81pt" draw:z-index="4" draw:style-name="gr3" draw:text-style-name="P3" svg:width="39.74pt" svg:height="15.05pt" svg:x="22.08pt" svg:y="20.18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0.01pt" draw:z-index="5" draw:style-name="gr3" draw:text-style-name="P3" svg:width="39.49pt" svg:height="15.05pt" svg:x="64.26pt" svg:y="17.38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16">00/00/0000</text:date>, <text:time style:data-style-name="N2" text:time-value="13:43:18.4172042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1-16T16:13:18.610793889</dc:date>
    <meta:editing-duration>P74DT7H23M34S</meta:editing-duration>
    <meta:editing-cycles>2995</meta:editing-cycles>
    <meta:generator>LibreOffice/5.1.6.2$Linux_X86_64 LibreOffice_project/10m0$Build-2</meta:generator>
    <meta:document-statistic meta:table-count="3" meta:cell-count="524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